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9T14:35:52</dc:date>
    <dc:creator>tokai </dc:creator>
    <meta:editing-duration>PT15M44S</meta:editing-duration>
    <meta:editing-cycles>22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491cm" svg:height="7.174cm"/>
          <chart:axis chart:dimension="x" chart:name="primary-x" chart:style-name="ch3" chartooo:axis-type="auto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4.89842541528951E-016">
                <text:p>-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